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Test_compatibleWithJavaBean.test_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UtilsTest_compatibleWithJavaBean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V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ypeUtilsTest_compatibleWithJavaBean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